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275cm" style:rel-column-width="8772*"/>
    </style:style>
    <style:style style:name="Tabelle1.B" style:family="table-column">
      <style:table-column-properties style:column-width="2.54cm" style:rel-column-width="9792*"/>
    </style:style>
    <style:style style:name="Tabelle1.C" style:family="table-column">
      <style:table-column-properties style:column-width="2.778cm" style:rel-column-width="10710*"/>
    </style:style>
    <style:style style:name="Tabelle1.D" style:family="table-column">
      <style:table-column-properties style:column-width="9.405cm" style:rel-column-width="3626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Glossar" style:family="table">
      <style:table-properties style:width="16.999cm" table:align="margins"/>
    </style:style>
    <style:style style:name="Glossar.A" style:family="table-column">
      <style:table-column-properties style:column-width="4.63cm" style:rel-column-width="17850*"/>
    </style:style>
    <style:style style:name="Glossar.B" style:family="table-column">
      <style:table-column-properties style:column-width="12.368cm" style:rel-column-width="47685*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flichtenheft</text:title></text:p>
      <text:p text:style-name="Subtitle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Versionshistory<text:tab/>2</text:p>
          <text:p text:style-name="P6">Einführung<text:tab/>3</text:p>
          <text:p text:style-name="P6">Zielbestimmung<text:tab/>4</text:p>
          <text:p text:style-name="P7">Musskriterien<text:tab/>4</text:p>
          <text:p text:style-name="P7">Sollkriterien<text:tab/>4</text:p>
          <text:p text:style-name="P7">Kannkriterien<text:tab/>4</text:p>
          <text:p text:style-name="P7">Abgrenzungskriterien<text:tab/>4</text:p>
          <text:p text:style-name="P6">Produkteinsatz<text:tab/>5</text:p>
          <text:p text:style-name="P7">Anwendungsbereiche<text:tab/>5</text:p>
          <text:p text:style-name="P7">Zielgruppen<text:tab/>5</text:p>
          <text:p text:style-name="P7">Betriebsbedingungen<text:tab/>5</text:p>
          <text:p text:style-name="P6">Produktübersicht<text:tab/>6</text:p>
          <text:p text:style-name="P6">Anforderungen an die Entwicklungsumgebung<text:tab/>7</text:p>
          <text:p text:style-name="P6">Ergänzungen<text:tab/>8</text:p>
          <text:p text:style-name="P6">Glossar<text:tab/>9</text:p>
        </text:index-body>
      </text:table-of-content>
      <text:p text:style-name="Text_20_body"/>
      <text:p text:style-name="Standard"/>
      <text:h text:style-name="Heading_20_1" text:outline-level="1">Versionshistory</text:h>
      <text:p text:style-name="Text_20_body"/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Version</text:p>
          </table:table-cell>
          <table:table-cell table:style-name="Tabelle1.A1" office:value-type="string">
            <text:p text:style-name="Table_20_Heading">Datum</text:p>
          </table:table-cell>
          <table:table-cell table:style-name="Tabelle1.A1" office:value-type="string">
            <text:p text:style-name="Table_20_Heading">Bearbeiter</text:p>
          </table:table-cell>
          <table:table-cell table:style-name="Tabelle1.D1" office:value-type="string">
            <text:p text:style-name="Table_20_Heading">Änderung</text:p>
          </table:table-cell>
        </table:table-row>
        <table:table-row>
          <table:table-cell table:style-name="Tabelle1.A2" office:value-type="string">
            <text:p text:style-name="Table_20_Contents">0.1</text:p>
          </table:table-cell>
          <table:table-cell table:style-name="Tabelle1.B2" office:value-type="date" office:date-value="2009-02-10">
            <text:p text:style-name="Table_20_Contents">10.02.09</text:p>
          </table:table-cell>
          <table:table-cell table:style-name="Tabelle1.A2" office:value-type="string">
            <text:p text:style-name="Table_20_Contents">A. Behrens</text:p>
          </table:table-cell>
          <table:table-cell table:style-name="Tabelle1.D2" office:value-type="string">
            <text:p text:style-name="Table_20_Contents">Erster Entwurf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Einführung</text:h>
      <text:p text:style-name="Text_20_body">Rent-A-Jet ist eine, fiktive, Fluggesellschaft, die Charterflüge anbietet. Dazu besitzt Rent-A-Jet mehrere Flugzeuge von verschiedenen Typen.</text:p>
      <text:p text:style-name="Text_20_body">Im Rahmen des Projektes ein Softwaresystem erstellt werden, dessen Kernfunktionalität die Erstellung von Angeboten, Verträgen und Rechnungen sowie des Zahlungseingangs ist.</text:p>
      <text:p text:style-name="Text_20_body">Ausgehend vom Lastenheft beschreibt das vorliegende Pflichtenheft vollumfänglich die zu erbringende Leistung. </text:p>
      <text:p text:style-name="Text_20_body">Dieses Pflichtenheft ist Basis des Angebots und somit Vertragsbestandteil.</text:p>
      <text:h text:style-name="Heading_20_1" text:outline-level="1">Zielbestimmung</text:h>
      <text:p text:style-name="Text_20_body">In diesem Kapitel wird definiert, welche Kriterien erfüllt sein müssen, um das Projekt als erfolgreich bewerten zu können.</text:p>
      <text:h text:style-name="Heading_20_2" text:outline-level="2">Musskriterien</text:h>
      <text:p text:style-name="Text_20_body">Beschreibung unabdingbarer Kriterien</text:p>
      <text:h text:style-name="Heading_20_2" text:outline-level="2">Sollkriterien</text:h>
      <text:p text:style-name="Text_20_body">Beschreibung angestrebter Kriterien</text:p>
      <text:h text:style-name="Heading_20_2" text:outline-level="2">Kannkriterien</text:h>
      <text:p text:style-name="Text_20_body">Beschreibung von Kriterien die man erfüllt, wenn man Zeit hat.</text:p>
      <text:h text:style-name="Heading_20_2" text:outline-level="2">Abgrenzungskriterien</text:h>
      <text:p text:style-name="Text_20_body">Beschreibung von Kriterien, die man auf keinen Fall erfüllen will.</text:p>
      <text:p text:style-name="P3"/>
      <text:h text:style-name="Heading_20_1" text:outline-level="1">Produkteinsatz</text:h>
      <text:h text:style-name="Heading_20_2" text:outline-level="2">Anwendungsbereiche</text:h>
      <text:p text:style-name="Text_20_body">- Wofür wird die Software benutzt</text:p>
      <text:h text:style-name="Heading_20_2" text:outline-level="2">Zielgruppen</text:h>
      <text:p text:style-name="Text_20_body">- Von Wem</text:p>
      <text:h text:style-name="Heading_20_2" text:outline-level="2">Betriebsbedingungen</text:h>
      <text:list xml:id="list31193471" text:style-name="L1">
        <text:list-item>
          <text:p text:style-name="P4">Wie ist die Laufzeitumgebung</text:p>
        </text:list-item>
        <text:list-item>
          <text:p text:style-name="P4">physikalische Umgebung des Systems, </text:p>
        </text:list-item>
        <text:list-item>
          <text:p text:style-name="P4">tägliche Betriebszeit, </text:p>
        </text:list-item>
        <text:list-item>
          <text:p text:style-name="P4">ständige Beobachtung des Systems durch Bediener oder <text:a xlink:type="simple" xlink:href="http://de.wikipedia.org/wiki/Unbeaufsichtigte_Installation">unbeaufsichtigter</text:a> Betrieb </text:p>
        </text:list-item>
      </text:list>
      <text:p text:style-name="P3"/>
      <text:p text:style-name="P3"/>
      <text:h text:style-name="Heading_20_1" text:outline-level="1">Produktübersicht</text:h>
      <text:p text:style-name="P3"/>
      <text:p text:style-name="P3">kurze Übersicht über das Produkt </text:p>
      <text:p text:style-name="P3"/>
      <text:p text:style-name="P3"/>
      <text:list xml:id="list31185396" text:style-name="L2">
        <text:list-item>
          <text:p text:style-name="P5">Produktübersicht: kurze Übersicht über das Produkt </text:p>
        </text:list-item>
        <text:list-item>
          <text:p text:style-name="P5">Produktfunktionen: genaue und detaillierte Beschreibung der einzelnen Produktfunktionen </text:p>
        </text:list-item>
        <text:list-item>
          <text:p text:style-name="P5">Produktdaten: langfristig zu speichernde Daten aus Benutzersicht </text:p>
        </text:list-item>
        <text:list-item>
          <text:p text:style-name="P5">Produktleistungen: Anforderungen bezüglich <text:a xlink:type="simple" xlink:href="http://de.wikipedia.org/wiki/Zeit">Zeit</text:a> und <text:a xlink:type="simple" xlink:href="http://de.wikipedia.org/wiki/Genauigkeit">Genauigkeit</text:a> </text:p>
        </text:list-item>
        <text:list-item>
          <text:p text:style-name="P5"><text:a xlink:type="simple" xlink:href="http://de.wikipedia.org/wiki/Qualität">Qualitätsanforderungen</text:a> </text:p>
        </text:list-item>
        <text:list-item>
          <text:p text:style-name="P5"><text:a xlink:type="simple" xlink:href="http://de.wikipedia.org/wiki/Grafische_Benutzeroberfläche">Benutzungsoberfläche</text:a>: grundlegende Anforderungen, <text:a xlink:type="simple" xlink:href="http://de.wikipedia.org/wiki/Zugriffsrecht">Zugriffsrechte</text:a> </text:p>
        </text:list-item>
        <text:list-item>
          <text:p text:style-name="P5">Nichtfunktionale Anforderungen: einzuhaltende Gesetze und Normen, Sicherheitsanforderungen, Plattformabhängigkeiten </text:p>
        </text:list-item>
        <text:list-item>
          <text:p text:style-name="P5">Technische Produktumgebung </text:p>
          <text:list>
            <text:list-item>
              <text:p text:style-name="P5"><text:a xlink:type="simple" xlink:href="http://de.wikipedia.org/wiki/Software">Software</text:a>: für <text:a xlink:type="simple" xlink:href="http://de.wikipedia.org/wiki/Server">Server</text:a> und <text:a xlink:type="simple" xlink:href="http://de.wikipedia.org/wiki/Client">Client</text:a>, falls vorhanden </text:p>
            </text:list-item>
            <text:list-item>
              <text:p text:style-name="P5"><text:a xlink:type="simple" xlink:href="http://de.wikipedia.org/wiki/Hardware">Hardware</text:a>: für <text:a xlink:type="simple" xlink:href="http://de.wikipedia.org/wiki/Server">Server</text:a> und <text:a xlink:type="simple" xlink:href="http://de.wikipedia.org/wiki/Client">Client</text:a> getrennt </text:p>
            </text:list-item>
            <text:list-item>
              <text:p text:style-name="P5"><text:a xlink:type="simple" xlink:href="http://de.wikipedia.org/wiki/Orgware">Orgware</text:a>: organisatorische Rahmenbedingungen </text:p>
            </text:list-item>
            <text:list-item>
              <text:p text:style-name="P5">Produkt<text:a xlink:type="simple" xlink:href="http://de.wikipedia.org/wiki/Schnittstelle">schnittstellen</text:a> </text:p>
            </text:list-item>
          </text:list>
        </text:list-item>
        <text:list-item>
          <text:p text:style-name="P5"/>
        </text:list-item>
        <text:list-item>
          <text:p text:style-name="P5"/>
        </text:list-item>
        <text:list-item>
          <text:p text:style-name="P5">Spezielle Anforderungen an die Entwicklungsumgebung </text:p>
          <text:list>
            <text:list-item>
              <text:p text:style-name="P5">Software </text:p>
            </text:list-item>
            <text:list-item>
              <text:p text:style-name="P5">Hardware </text:p>
            </text:list-item>
            <text:list-item>
              <text:p text:style-name="P5">Orgware </text:p>
            </text:list-item>
            <text:list-item>
              <text:p text:style-name="P5">Entwicklungsschnittstellen </text:p>
            </text:list-item>
          </text:list>
        </text:list-item>
      </text:list>
      <text:p text:style-name="P3"/>
      <text:h text:style-name="Heading_20_1" text:outline-level="1">Anforderungen an die Entwicklungsumgebung</text:h>
      <text:p text:style-name="P3"/>
      <text:p text:style-name="P3">Die Software wird in einer verteilten Entwicklungsumgebung erstellt. Die Synchronisation und Versionsverwaltung von Sourcecode und Dokumenten erfolgt in einem Subversion Repository.</text:p>
      <text:p text:style-name="P3"/>
      <text:p text:style-name="P3">Bei der Erstellung von Sourcecode sind Editoren so zu konfigurieren, dass Unix-typischen Zeilenende erstellt werden.</text:p>
      <text:p text:style-name="P3"/>
      <text:p text:style-name="P3">Weitere Anforderungen an die Entwicklungsumgebung gibt es nicht.</text:p>
      <text:h text:style-name="Heading_20_1" text:outline-level="1">Ergänzungen</text:h>
      <text:p text:style-name="Text_20_body">Hier ist Raum um Ergänzungen (etwa offene Fragen zu klären)</text:p>
      <text:h text:style-name="Heading_20_1" text:outline-level="1">Glossar</text:h>
      <table:table table:name="Glossar" table:style-name="Glossar">
        <table:table-column table:style-name="Glossar.A"/>
        <table:table-column table:style-name="Glossar.B"/>
        <table:table-row>
          <table:table-cell office:value-type="string">
            <text:p text:style-name="Table_20_Contents">Zielflug</text:p>
          </table:table-cell>
          <table:table-cell office:value-type="string">
            <text:p text:style-name="Table_20_Contents">Ein Kunde chartert ein Flugzeug um damit ein bestimmtes Flugziel zu erreichen. Preisgrundlage ist die Entfernung zwischen Ausgangspunkt und Endziel, sowie etwaigen Zwischenstopps</text:p>
          </table:table-cell>
        </table:table-row>
        <table:table-row>
          <table:table-cell office:value-type="string">
            <text:p text:style-name="Table_20_Contents">Zeitflug</text:p>
          </table:table-cell>
          <table:table-cell office:value-type="string">
            <text:p text:style-name="Table_20_Contents">Der Kunde chartert ein Flugzeug um dieses Flugzeug eine bestimmte Zeit zur Verfügung zu haben. Das Flugzeug wird an einem vom Kunden zu bestimmenden Ausgangspunkt bereit gestellt. Flugziele und -zeitpunkte werden vom Kunden direkt mit dem Piloten bestimmt. Rechnungsgrundlage ist hierbei die verflogene Zeit.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cm" fo:margin-bottom="0.21cm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2cm" fo:margin-bottom="0.21cm" fo:keep-together="always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ext_20_body" style:next-style-name="Text_20_body" style:class="text" style:master-page-name="" style:default-outline-level="3">
      <style:paragraph-properties fo:margin-top="1cm" fo:margin-bottom="0.21cm" fo:keep-together="always" style:page-numb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itle>Pflichtenheft</text:title> – Version 0.1</text:p>
      </style:header>
      <style:footer>
        <text:p text:style-name="MP2"><text:page-number text:select-page="current">9</text:page-number> Von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y Behrens</meta:initial-creator>
    <meta:creation-date>2009-02-02T10:31:19</meta:creation-date>
    <dc:date>2009-02-14T11:10:03.96</dc:date>
    <dc:creator>R P</dc:creator>
    <meta:editing-duration>PT19H27M44S</meta:editing-duration>
    <meta:editing-cycles>138</meta:editing-cycles>
    <meta:generator>OpenOffice.org/3.0$Win32 OpenOffice.org_project/300m9$Build-9358</meta:generator>
    <meta:printed-by>Andrey Behrens</meta:printed-by>
    <meta:print-date>2009-02-05T16:58:05</meta:print-date>
    <dc:title>Pflichtenheft</dc:title>
    <meta:document-statistic meta:table-count="2" meta:image-count="0" meta:object-count="0" meta:page-count="9" meta:paragraph-count="83" meta:word-count="417" meta:character-count="3410"/>
    <meta:user-defined meta:name="Info 1"/>
    <meta:user-defined meta:name="Info 2"/>
    <meta:user-defined meta:name="Info 3"/>
    <meta:user-defined meta:name="Info 4"/>
  </office:meta>
</office:document-meta>
</file>